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41A00000312F8794122297677C4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fo:min-height="3.333cm"/>
      <style:paragraph-properties style:writing-mode="lr-tb"/>
    </style:style>
    <style:style style:name="pr7" style:family="presentation" style:parent-style-name="Focus3-outline1">
      <style:graphic-properties fo:min-height="12.12cm"/>
      <style:paragraph-properties style:writing-mode="lr-tb"/>
    </style:style>
    <style:style style:name="pr8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SOLI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text-style-name="P2" draw:layer="layout" svg:width="24.108cm" svg:height="3.333cm" svg:x="1.946cm" svg:y="1.239cm" presentation:class="title">
          <draw:text-box>
            <text:p>Single Responsibility principle (SRP)</text:p>
          </draw:text-box>
        </draw:frame>
        <draw:frame presentation:style-name="pr4" draw:text-style-name="P2" draw:layer="layout" svg:width="24.108cm" svg:height="12.37cm" svg:x="2.2cm" svg:y="5.03cm" presentation:class="outline" presentation:user-transformed="true">
          <draw:text-box>
            <text:list text:style-name="L2">
              <text:list-item>
                <text:p>Single Responsibility principle means that the class or method is responsible for one aspect only. </text:p>
              </text:list-item>
              <text:list-item>
                <text:p>Any changes to external objects may change a class which adheres to SRP, but only one change is possi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6" draw:text-style-name="P2" draw:layer="layout" svg:width="24.108cm" svg:height="3.333cm" svg:x="1.946cm" svg:y="1.239cm" presentation:class="title">
          <draw:text-box>
            <text:p>Open-Closed Principle</text:p>
          </draw:text-box>
        </draw:frame>
        <draw:frame presentation:style-name="pr7" draw:text-style-name="P2" draw:layer="layout" svg:width="24.108cm" svg:height="12.37cm" svg:x="1.946cm" svg:y="5.114cm" presentation:class="outline">
          <draw:text-box>
            <text:list text:style-name="L2">
              <text:list-item>
                <text:p>Open means that classes are open for inheritance, with methods overridden.</text:p>
              </text:list-item>
              <text:list-item>
                <text:p>Closed means the existing base classes should not be modified. </text:p>
              </text:list-item>
              <text:list-item>
                <text:p>Quite often such classes are composed of abstract methods which cannot be changed in the class but further defined in child class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6" draw:text-style-name="P2" draw:layer="layout" svg:width="24.108cm" svg:height="3.333cm" svg:x="1.946cm" svg:y="1.239cm" presentation:class="title">
          <draw:text-box>
            <text:p>Liskov Substitution principle </text:p>
          </draw:text-box>
        </draw:frame>
        <draw:frame presentation:style-name="pr7" draw:text-style-name="P2" draw:layer="layout" svg:width="24.108cm" svg:height="12.37cm" svg:x="1.946cm" svg:y="5.114cm" presentation:class="outline">
          <draw:text-box>
            <text:list text:style-name="L2">
              <text:list-item>
                <text:p>This explains that the behaviour of an object is defined by either its parent class or the parent class above.</text:p>
              </text:list-item>
              <text:list-item>
                <text:p>The Liskov principle is violated when a child class modifies the behaviour or contract of the base class it overrid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6" draw:text-style-name="P2" draw:layer="layout" svg:width="24.108cm" svg:height="3.333cm" svg:x="1.946cm" svg:y="1.239cm" presentation:class="title">
          <draw:text-box>
            <text:p>Interface Segregation Principle</text:p>
          </draw:text-box>
        </draw:frame>
        <draw:frame presentation:style-name="pr7" draw:text-style-name="P2" draw:layer="layout" svg:width="24.108cm" svg:height="12.37cm" svg:x="1.946cm" svg:y="5.114cm" presentation:class="outline">
          <draw:text-box>
            <text:list text:style-name="L2">
              <text:list-item>
                <text:p>Interfaces which force the user to implement methods which it never needs violates this principle.</text:p>
              </text:list-item>
              <text:list-item>
                <text:p>Interfaces should be divided into smaller, more cohesive interfaces, overall segregating the unrelated metho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6" draw:text-style-name="P2" draw:layer="layout" svg:width="24.108cm" svg:height="3.333cm" svg:x="1.946cm" svg:y="1.239cm" presentation:class="title">
          <draw:text-box>
            <text:p>Dependency inversion </text:p>
          </draw:text-box>
        </draw:frame>
        <draw:frame presentation:style-name="pr7" draw:text-style-name="P2" draw:layer="layout" svg:width="24.108cm" svg:height="12.37cm" svg:x="1.946cm" svg:y="5.114cm" presentation:class="outline">
          <draw:text-box>
            <text:list text:style-name="L2">
              <text:list-item>
                <text:p>Methods should not have to create objects, instead, new objects should be created externally and passed to them.</text:p>
              </text:list-item>
              <text:list-item>
                <text:p>Instead of <text:span text:style-name="T1">method(){... new Object …}</text:span> use <text:span text:style-name="T1">method (Object object){…}</text:span>. The responsibility of injecting dependencies (data required for functionality) is inverted, and given to other objects and metho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41A00000312F8794122297677C4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41A00000312F8794122297677C4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41A00000312F8794122297677C4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41A00000312F8794122297677C4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20:26:37.978482796</meta:creation-date>
    <meta:editing-duration>PT20M51S</meta:editing-duration>
    <meta:editing-cycles>6</meta:editing-cycles>
    <meta:generator>LibreOffice/6.4.4.2$Linux_X86_64 LibreOffice_project/40$Build-2</meta:generator>
    <dc:title>Focus</dc:title>
    <dc:date>2020-07-02T16:17:30.761759514</dc:date>
    <meta:document-statistic meta:object-count="81"/>
  </office:meta>
</office:document-meta>
</file>